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2023-02-07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2022-03-07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2021-01-28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2019-12-11 15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2019-02-05 14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2017-12-13 15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2017-01-05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2016-02-02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2015-02-12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2013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201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2010-12-22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2010-02-17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2009-02-25 2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200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200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2007-02-01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2006-01-03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2005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2004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2003-0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2002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2001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98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97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95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95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93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92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92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91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90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88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88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86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86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85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84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84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84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83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83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83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83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82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82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82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82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81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81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81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81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81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81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81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81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80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80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79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79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78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77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77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6304" calcext:value-type="float">
            <text:p>45.8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77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77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77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76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3928" calcext:value-type="float">
            <text:p>45.14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76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8832" calcext:value-type="float">
            <text:p>45.51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76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568" calcext:value-type="float">
            <text:p>45.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76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9792" calcext:value-type="float">
            <text:p>45.57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76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76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2888" calcext:value-type="float">
            <text:p>44.44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76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76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75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5368" calcext:value-type="float">
            <text:p>45.2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75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9" calcext:value-type="float">
            <text:p>45.3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75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4992" calcext:value-type="float">
            <text:p>45.2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75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75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75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0992" calcext:value-type="float">
            <text:p>43.7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75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75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9584" calcext:value-type="float">
            <text:p>45.43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75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75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4584" calcext:value-type="float">
            <text:p>43.5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75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972" calcext:value-type="float">
            <text:p>43.4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74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7192" calcext:value-type="float">
            <text:p>43.82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74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74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74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74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73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73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72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72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71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3094544401</text:p>
          </table:table-cell>
          <table:table-cell office:value-type="string" calcext:value-type="string">
            <text:p>1967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16" meta:object-count="0"/>
    <meta:user-defined meta:name="AppVersion">3.0</meta:user-defined>
  </office:meta>
</office:document-meta>
</file>